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athTransformer.generat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Transformer.copyNamespaceDeclarations( final Node oldNode , Node newNod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PathTransformer.generate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Transform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Transformer.printNode( String msg ,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Transformer.addNode( Document doc , final Node nodeTempl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PathTransformer.compose( ComponentManager 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PathTransformer.setup( SourceResolver resolver , Map objectModel , String source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athTransformer.handleIncludes( Document doc , String x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PathTransformer.transform( Document d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PathTransformer.handleExcludes( Document doc , String x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PathTransform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ath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Transformer.nodeEquality( final Node n1 , final Node n2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XPathTransformer.findOrCreateNode( Node parent , Node new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